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Symbol" svg:font-family="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8d19b"/>
    </style:style>
    <style:style style:name="P3" style:family="paragraph" style:parent-style-name="Standard">
      <style:paragraph-properties fo:text-align="start" style:justify-single-word="false"/>
      <style:text-properties officeooo:paragraph-rsid="001da9df"/>
    </style:style>
    <style:style style:name="P4" style:family="paragraph" style:parent-style-name="Standard">
      <style:text-properties officeooo:rsid="001a555b" officeooo:paragraph-rsid="001cacff"/>
    </style:style>
    <style:style style:name="P5" style:family="paragraph" style:parent-style-name="Standard">
      <style:paragraph-properties fo:text-align="start" style:justify-single-word="false"/>
      <style:text-properties officeooo:rsid="001da9df" officeooo:paragraph-rsid="001da9df"/>
    </style:style>
    <style:style style:name="P6" style:family="paragraph" style:parent-style-name="Standard">
      <style:paragraph-properties fo:text-align="start" style:justify-single-word="false"/>
      <style:text-properties fo:font-size="13pt" officeooo:rsid="001da9df" officeooo:paragraph-rsid="001da9d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-BoldMT" fo:font-size="12pt" fo:font-weight="bold" style:font-size-asian="12pt" style:font-weight-asian="bold"/>
    </style:style>
    <style:style style:name="P8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9" style:family="paragraph" style:parent-style-name="Standard">
      <style:paragraph-properties fo:text-align="start" style:justify-single-word="false"/>
      <style:text-properties style:font-name="ArialMT" fo:font-size="10pt" style:font-size-asian="10pt"/>
    </style:style>
    <style:style style:name="P10" style:family="paragraph" style:parent-style-name="Standard">
      <style:text-properties style:font-name="ArialMT" fo:font-size="10pt" style:font-size-asian="10pt"/>
    </style:style>
    <style:style style:name="P11" style:family="paragraph" style:parent-style-name="Standard">
      <style:paragraph-properties fo:text-align="start" style:justify-single-word="false"/>
      <style:text-properties style:font-name="ArialMT" fo:font-size="10pt" officeooo:rsid="00209912" officeooo:paragraph-rsid="00209912" style:font-size-asian="10pt"/>
    </style:style>
    <style:style style:name="P12" style:family="paragraph" style:parent-style-name="Standard">
      <style:text-properties style:font-name="ArialMT" fo:font-size="10pt" officeooo:rsid="00209912" officeooo:paragraph-rsid="00209912" style:font-size-asian="10pt"/>
    </style:style>
    <style:style style:name="P13" style:family="paragraph" style:parent-style-name="Standard">
      <style:paragraph-properties fo:text-align="start" style:justify-single-word="false"/>
      <style:text-properties style:font-name="ArialMT" fo:font-size="12pt" fo:font-weight="normal" officeooo:rsid="001dd70b" officeooo:paragraph-rsid="0020991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404040" loext:opacity="100%" style:text-position="0% 100%" style:font-name="Symbol" fo:font-size="12pt" fo:language="es" fo:country="ES" fo:font-weight="normal" officeooo:rsid="0018d19b" officeooo:paragraph-rsid="001da9df" style:letter-kerning="tru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officeooo:rsid="001dd70b" officeooo:paragraph-rsid="0020991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dd70b" officeooo:paragraph-rsid="001f99fd" style:font-size-asian="12pt" style:font-size-complex="12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209912"/>
    </style:style>
    <style:style style:name="T1" style:family="text">
      <style:text-properties style:font-name="Arial-BoldMT" fo:font-size="11pt" fo:font-weight="bold" style:font-size-asian="11pt" style:font-weight-asian="bold"/>
    </style:style>
    <style:style style:name="T2" style:family="text">
      <style:text-properties style:font-name="ArialMT"/>
    </style:style>
    <style:style style:name="T3" style:family="text">
      <style:text-properties style:font-name="ArialMT" fo:font-size="11pt" style:font-size-asian="11pt"/>
    </style:style>
    <style:style style:name="T4" style:family="text">
      <style:text-properties style:font-name="ArialMT" fo:font-size="10pt" style:font-size-asian="10pt"/>
    </style:style>
    <style:style style:name="T5" style:family="text">
      <style:text-properties style:font-name="ArialMT" fo:font-size="10pt" officeooo:rsid="0018d19b" style:font-size-asian="10pt"/>
    </style:style>
    <style:style style:name="T6" style:family="text">
      <style:text-properties style:font-name="ArialMT" fo:font-size="10pt" officeooo:rsid="001cacff" style:font-size-asian="10pt"/>
    </style:style>
    <style:style style:name="T7" style:family="text">
      <style:text-properties style:font-name="ArialMT" fo:font-size="10pt" officeooo:rsid="0018d19b" style:font-size-asian="10pt" style:font-size-complex="12pt"/>
    </style:style>
    <style:style style:name="T8" style:family="text">
      <style:text-properties style:font-name="ArialMT" fo:font-size="10pt" officeooo:rsid="001da9df" style:font-size-asian="10pt" style:font-size-complex="12pt"/>
    </style:style>
    <style:style style:name="T9" style:family="text">
      <style:text-properties style:font-name="ArialMT" fo:font-size="10pt" officeooo:rsid="00209912" style:font-size-asian="10pt"/>
    </style:style>
    <style:style style:name="T10" style:family="text">
      <style:text-properties style:font-name="ArialMT" fo:font-size="12pt" officeooo:rsid="001da9df" style:font-size-asian="10.5pt" style:font-size-complex="12pt"/>
    </style:style>
    <style:style style:name="T11" style:family="text">
      <style:text-properties style:font-name="ArialMT" officeooo:rsid="0018d19b"/>
    </style:style>
    <style:style style:name="T12" style:family="text">
      <style:text-properties style:font-name="ArialMT" officeooo:rsid="001f99fd"/>
    </style:style>
    <style:style style:name="T13" style:family="text">
      <style:text-properties style:font-name="ArialMT" officeooo:rsid="00209912"/>
    </style:style>
    <style:style style:name="T14" style:family="text">
      <style:text-properties fo:color="#404040" loext:opacity="100%" style:text-position="0% 100%" style:font-name="Arial mt" fo:font-size="11pt" fo:language="es" fo:country="ES" fo:font-weight="normal" style:letter-kerning="true" style:font-size-asian="11pt" style:font-weight-asian="normal" style:font-size-complex="11pt" style:font-weight-complex="normal"/>
    </style:style>
    <style:style style:name="T15" style:family="text">
      <style:text-properties fo:color="#404040" loext:opacity="100%" style:text-position="0% 100%" style:font-name="Arial mt" fo:font-size="11pt" fo:language="es" fo:country="ES" fo:font-weight="normal" officeooo:rsid="00157632" style:letter-kerning="true" style:font-size-asian="11pt" style:font-weight-asian="normal" style:font-size-complex="11pt" style:font-weight-complex="normal"/>
    </style:style>
    <style:style style:name="T16" style:family="text">
      <style:text-properties fo:color="#404040" loext:opacity="100%" style:text-position="0% 100%" style:font-name="Arial mt" fo:font-size="11pt" fo:language="es" fo:country="ES" fo:font-weight="normal" officeooo:rsid="0018d19b" style:letter-kerning="true" style:font-size-asian="11pt" style:font-weight-asian="normal" style:font-size-complex="11pt" style:font-weight-complex="normal"/>
    </style:style>
    <style:style style:name="T17" style:family="text">
      <style:text-properties fo:color="#404040" loext:opacity="100%" style:text-position="0% 100%" style:font-name="Arial mt" fo:font-size="11pt" fo:language="es" fo:country="ES" fo:font-weight="normal" officeooo:rsid="001da9df" style:letter-kerning="true" style:font-size-asian="11pt" style:font-weight-asian="normal" style:font-size-complex="11pt" style:font-weight-complex="normal"/>
    </style:style>
    <style:style style:name="T18" style:family="text">
      <style:text-properties fo:color="#404040" loext:opacity="100%" style:text-position="0% 100%" style:font-name="Arial mt" fo:language="es" fo:country="ES" fo:font-weight="normal" style:letter-kerning="true" style:font-weight-asian="normal" style:font-weight-complex="normal"/>
    </style:style>
    <style:style style:name="T19" style:family="text">
      <style:text-properties fo:color="#404040" loext:opacity="100%" style:text-position="0% 100%" style:font-name="Arial mt" fo:language="es" fo:country="ES" fo:font-weight="normal" officeooo:rsid="00157632" style:letter-kerning="true" style:font-weight-asian="normal" style:font-weight-complex="normal"/>
    </style:style>
    <style:style style:name="T20" style:family="text">
      <style:text-properties fo:color="#404040" loext:opacity="100%" style:text-position="0% 100%" style:font-name="Arial mt" fo:language="es" fo:country="ES" fo:font-weight="normal" officeooo:rsid="001f99fd" style:letter-kerning="true" style:font-weight-asian="normal" style:font-weight-complex="normal"/>
    </style:style>
    <style:style style:name="T21" style:family="text">
      <style:text-properties fo:color="#404040" loext:opacity="100%" style:text-position="0% 100%" style:font-name="Arial mt" fo:language="es" fo:country="ES" fo:font-weight="normal" officeooo:rsid="00209912" style:letter-kerning="true" style:font-weight-asian="normal" style:font-weight-complex="normal"/>
    </style:style>
    <style:style style:name="T22" style:family="text">
      <style:text-properties fo:color="#404040" loext:opacity="100%" style:text-position="0% 100%" style:font-name="Arial mt" fo:font-size="13pt" fo:language="es" fo:country="ES" fo:font-weight="normal" officeooo:rsid="00157632" style:letter-kerning="true" style:font-size-asian="13pt" style:font-weight-asian="normal" style:font-size-complex="13pt" style:font-weight-complex="normal"/>
    </style:style>
    <style:style style:name="T23" style:family="text">
      <style:text-properties fo:color="#404040" loext:opacity="100%" style:text-position="0% 100%" style:font-name="Arial mt" fo:font-size="12pt" fo:language="es" fo:country="ES" fo:font-weight="normal" officeooo:rsid="00157632" style:letter-kerning="true" style:font-size-asian="12pt" style:font-weight-asian="normal" style:font-size-complex="12pt" style:font-weight-complex="normal"/>
    </style:style>
    <style:style style:name="T24" style:family="text">
      <style:text-properties fo:color="#404040" loext:opacity="100%" style:text-position="0% 100%" style:font-name="Symbol" fo:font-size="12pt" fo:language="es" fo:country="ES" fo:font-weight="normal" officeooo:rsid="0018d19b" style:letter-kerning="true" style:font-size-asian="12pt" style:font-weight-asian="normal" style:font-size-complex="12pt" style:font-weight-complex="normal"/>
    </style:style>
    <style:style style:name="T25" style:family="text">
      <style:text-properties fo:color="#404040" loext:opacity="100%" style:text-position="0% 100%" style:font-name="Symbol" fo:language="es" fo:country="ES" fo:font-weight="normal" officeooo:rsid="0018d19b" style:letter-kerning="true" style:font-weight-asian="normal" style:font-weight-complex="normal"/>
    </style:style>
    <style:style style:name="T26" style:family="text">
      <style:text-properties fo:color="#404040" loext:opacity="100%" style:text-position="0% 100%" style:font-name="Symbol" fo:font-size="13pt" fo:language="es" fo:country="ES" fo:font-weight="normal" officeooo:rsid="0018d19b" style:letter-kerning="true" style:font-size-asian="13pt" style:font-weight-asian="normal" style:font-size-complex="13pt" style:font-weight-complex="normal"/>
    </style:style>
    <style:style style:name="T27" style:family="text">
      <style:text-properties fo:color="#404040" loext:opacity="100%" style:text-position="0% 100%" style:font-name="ArialMT" fo:language="es" fo:country="ES" fo:font-weight="normal" style:letter-kerning="true" style:font-weight-asian="normal" style:font-weight-complex="normal"/>
    </style:style>
    <style:style style:name="T28" style:family="text">
      <style:text-properties fo:color="#404040" loext:opacity="100%" style:text-position="0% 100%" style:font-name="ArialMT" fo:language="es" fo:country="ES" fo:font-weight="normal" officeooo:rsid="0018d19b" style:letter-kerning="true" style:font-weight-asian="normal" style:font-weight-complex="normal"/>
    </style:style>
    <style:style style:name="T29" style:family="text">
      <style:text-properties fo:color="#404040" loext:opacity="100%" style:text-position="0% 100%" style:font-name="ArialMT" fo:language="es" fo:country="ES" fo:font-weight="normal" officeooo:rsid="00157632" style:letter-kerning="true" style:font-weight-asian="normal" style:font-weight-complex="normal"/>
    </style:style>
    <style:style style:name="T30" style:family="text">
      <style:text-properties fo:color="#404040" loext:opacity="100%" style:text-position="0% 100%" style:font-name="Arial mt" fo:language="es" fo:country="ES" fo:font-weight="normal" officeooo:rsid="00209912" style:letter-kerning="true" style:font-weight-asian="normal" style:font-weight-complex="normal"/>
    </style:style>
    <style:style style:name="T31" style:family="text">
      <style:text-properties fo:color="#404040" loext:opacity="100%" style:text-position="0% 100%" fo:language="es" fo:country="ES" fo:font-weight="normal" style:letter-kerning="true" style:font-weight-asian="normal" style:font-size-complex="13pt" style:font-weight-complex="normal"/>
    </style:style>
    <style:style style:name="T32" style:family="text">
      <style:text-properties fo:color="#404040" loext:opacity="100%" style:text-position="0% 100%" fo:font-size="10pt" fo:language="es" fo:country="ES" fo:font-weight="normal" officeooo:rsid="00209912" style:letter-kerning="true" style:font-size-asian="10pt" style:font-weight-asian="normal" style:font-size-complex="13pt" style:font-weight-complex="normal"/>
    </style:style>
    <style:style style:name="T33" style:family="text">
      <style:text-properties fo:color="#404040" loext:opacity="100%" style:text-position="0% 100%" fo:font-size="10pt" fo:language="es" fo:country="ES" officeooo:rsid="00209912" style:letter-kerning="true" style:font-size-asian="10pt" style:font-size-complex="13pt"/>
    </style:style>
    <style:style style:name="T34" style:family="text">
      <style:text-properties fo:color="#404040" loext:opacity="100%" style:text-position="0% 100%" fo:font-size="13pt" fo:language="es" fo:country="ES" fo:font-weight="normal" style:letter-kerning="true" style:font-size-asian="13pt" style:font-weight-asian="normal" style:font-size-complex="13pt" style:font-weight-complex="normal"/>
    </style:style>
    <style:style style:name="T35" style:family="text">
      <style:text-properties fo:color="#404040" loext:opacity="100%" style:text-position="sub 58%" style:font-name="Arial mt" fo:font-size="11pt" fo:language="es" fo:country="ES" fo:font-weight="normal" style:letter-kerning="true" style:font-size-asian="11pt" style:font-weight-asian="normal" style:font-size-complex="11pt" style:font-weight-complex="normal"/>
    </style:style>
    <style:style style:name="T36" style:family="text">
      <style:text-properties fo:color="#404040" loext:opacity="100%" style:text-position="sub 58%" style:font-name="Arial mt" fo:font-size="11pt" fo:language="es" fo:country="ES" fo:font-weight="normal" officeooo:rsid="0018d19b" style:letter-kerning="true" style:font-size-asian="11pt" style:font-weight-asian="normal" style:font-size-complex="11pt" style:font-weight-complex="normal"/>
    </style:style>
    <style:style style:name="T37" style:family="text">
      <style:text-properties fo:color="#404040" loext:opacity="100%" style:text-position="sub 58%" style:font-name="Arial mt" fo:font-size="11pt" fo:language="es" fo:country="ES" fo:font-weight="normal" officeooo:rsid="001c28e3" style:letter-kerning="true" style:font-size-asian="11pt" style:font-weight-asian="normal" style:font-size-complex="11pt" style:font-weight-complex="normal"/>
    </style:style>
    <style:style style:name="T38" style:family="text">
      <style:text-properties fo:color="#404040" loext:opacity="100%" style:text-position="sub 58%" style:font-name="Arial mt" fo:font-size="11pt" fo:language="es" fo:country="ES" fo:font-weight="normal" officeooo:rsid="001da9df" style:letter-kerning="true" style:font-size-asian="11pt" style:font-weight-asian="normal" style:font-size-complex="11pt" style:font-weight-complex="normal"/>
    </style:style>
    <style:style style:name="T39" style:family="text">
      <style:text-properties fo:color="#404040" loext:opacity="100%" style:text-position="sub 58%" style:font-name="Arial mt" fo:language="es" fo:country="ES" fo:font-weight="normal" style:letter-kerning="true" style:font-weight-asian="normal" style:font-weight-complex="normal"/>
    </style:style>
    <style:style style:name="T40" style:family="text">
      <style:text-properties fo:color="#404040" loext:opacity="100%" style:text-position="sub 58%" style:font-name="Arial mt" fo:language="es" fo:country="ES" fo:font-weight="normal" officeooo:rsid="0018d19b" style:letter-kerning="true" style:font-weight-asian="normal" style:font-weight-complex="normal"/>
    </style:style>
    <style:style style:name="T41" style:family="text">
      <style:text-properties fo:color="#404040" loext:opacity="100%" style:text-position="sub 58%" style:font-name="Arial mt" fo:language="es" fo:country="ES" fo:font-weight="normal" officeooo:rsid="001c28e3" style:letter-kerning="true" style:font-weight-asian="normal" style:font-weight-complex="normal"/>
    </style:style>
    <style:style style:name="T42" style:family="text">
      <style:text-properties fo:color="#404040" loext:opacity="100%" style:text-position="sub 58%" style:font-name="Arial mt" fo:language="es" fo:country="ES" fo:font-weight="normal" officeooo:rsid="001f99fd" style:letter-kerning="true" style:font-weight-asian="normal" style:font-weight-complex="normal"/>
    </style:style>
    <style:style style:name="T43" style:family="text">
      <style:text-properties fo:color="#404040" loext:opacity="100%" style:text-position="sub 58%" style:font-name="Arial mt" fo:language="es" fo:country="ES" fo:font-weight="normal" officeooo:rsid="00209912" style:letter-kerning="true" style:font-weight-asian="normal" style:font-weight-complex="normal"/>
    </style:style>
    <style:style style:name="T44" style:family="text">
      <style:text-properties fo:color="#404040" loext:opacity="100%" style:text-position="sub 58%" style:font-name="Arial mt" fo:font-size="12pt" fo:language="es" fo:country="ES" fo:font-weight="normal" officeooo:rsid="001cacff" style:letter-kerning="true" style:font-size-asian="12pt" style:font-weight-asian="normal" style:font-size-complex="12pt" style:font-weight-complex="normal"/>
    </style:style>
    <style:style style:name="T45" style:family="text">
      <style:text-properties fo:color="#404040" loext:opacity="100%" style:text-position="sub 58%" style:font-name="Arial mt" fo:font-size="12pt" fo:language="es" fo:country="ES" fo:font-weight="normal" officeooo:rsid="0018d19b" style:letter-kerning="true" style:font-size-asian="12pt" style:font-weight-asian="normal" style:font-size-complex="12pt" style:font-weight-complex="normal"/>
    </style:style>
    <style:style style:name="T46" style:family="text">
      <style:text-properties fo:color="#404040" loext:opacity="100%" style:text-position="sub 58%" style:font-name="Arial mt" fo:font-size="12pt" fo:language="es" fo:country="ES" fo:font-weight="normal" officeooo:rsid="001f99fd" style:letter-kerning="true" style:font-size-asian="12pt" style:font-weight-asian="normal" style:font-size-complex="12pt" style:font-weight-complex="normal"/>
    </style:style>
    <style:style style:name="T47" style:family="text">
      <style:text-properties fo:color="#404040" loext:opacity="100%" style:text-position="sub 58%" style:font-name="Arial mt" fo:font-size="12pt" fo:language="es" fo:country="ES" fo:font-weight="normal" officeooo:rsid="00209912" style:letter-kerning="true" style:font-size-asian="12pt" style:font-weight-asian="normal" style:font-size-complex="12pt" style:font-weight-complex="normal"/>
    </style:style>
    <style:style style:name="T48" style:family="text">
      <style:text-properties fo:color="#404040" loext:opacity="100%" style:text-position="sub 58%" style:font-name="ArialMT" fo:language="es" fo:country="ES" fo:font-weight="normal" style:letter-kerning="true" style:font-weight-asian="normal" style:font-weight-complex="normal"/>
    </style:style>
    <style:style style:name="T49" style:family="text">
      <style:text-properties fo:color="#404040" loext:opacity="100%" style:text-position="sub 58%" style:font-name="ArialMT" fo:language="es" fo:country="ES" fo:font-weight="normal" officeooo:rsid="0018d19b" style:letter-kerning="true" style:font-weight-asian="normal" style:font-weight-complex="normal"/>
    </style:style>
    <style:style style:name="T50" style:family="text">
      <style:text-properties fo:color="#404040" loext:opacity="100%" style:text-position="sub 58%" style:font-name="ArialMT" fo:language="es" fo:country="ES" fo:font-weight="normal" officeooo:rsid="00157632" style:letter-kerning="true" style:font-weight-asian="normal" style:font-weight-complex="normal"/>
    </style:style>
    <style:style style:name="T51" style:family="text">
      <style:text-properties fo:color="#404040" loext:opacity="100%" style:text-position="sub 58%" style:font-name="ArialMT" fo:font-size="12pt" fo:language="es" fo:country="ES" fo:font-weight="normal" officeooo:rsid="001da9df" style:letter-kerning="true" style:font-size-asian="10.5pt" style:font-weight-asian="normal" style:font-size-complex="12pt" style:font-weight-complex="normal"/>
    </style:style>
    <style:style style:name="T52" style:family="text">
      <style:text-properties fo:color="#404040" loext:opacity="100%" style:text-position="sub 58%" style:font-name="ArialMT" fo:font-size="13pt" fo:language="es" fo:country="ES" fo:font-weight="normal" officeooo:rsid="0018d19b" style:letter-kerning="true" style:font-size-asian="13pt" style:font-weight-asian="normal" style:font-size-complex="13pt" style:font-weight-complex="normal"/>
    </style:style>
    <style:style style:name="T53" style:family="text">
      <style:text-properties fo:color="#404040" loext:opacity="100%" style:text-position="sub 58%" style:font-name="ArialMT" fo:font-size="13pt" fo:language="es" fo:country="ES" fo:font-weight="normal" officeooo:rsid="00209912" style:letter-kerning="true" style:font-size-asian="13pt" style:font-weight-asian="normal" style:font-size-complex="13pt" style:font-weight-complex="normal"/>
    </style:style>
    <style:style style:name="T54" style:family="text">
      <style:text-properties fo:color="#404040" loext:opacity="100%" style:text-position="sub 58%" fo:font-size="13pt" fo:language="es" fo:country="ES" fo:font-weight="normal" style:letter-kerning="true" style:font-size-asian="13pt" style:font-weight-asian="normal" style:font-size-complex="13pt" style:font-weight-complex="normal"/>
    </style:style>
    <style:style style:name="T55" style:family="text">
      <style:text-properties fo:color="#404040" loext:opacity="100%" style:text-position="sub 58%" fo:font-size="13pt" fo:language="es" fo:country="ES" fo:font-weight="normal" officeooo:rsid="00157632" style:letter-kerning="true" style:font-size-asian="13pt" style:font-weight-asian="normal" style:font-size-complex="13pt" style:font-weight-complex="normal"/>
    </style:style>
    <style:style style:name="T56" style:family="text">
      <style:text-properties fo:color="#404040" loext:opacity="100%" style:text-position="sub 58%" fo:font-size="13pt" fo:language="es" fo:country="ES" fo:font-weight="normal" officeooo:rsid="001da9df" style:letter-kerning="true" style:font-size-asian="13pt" style:font-weight-asian="normal" style:font-size-complex="13pt" style:font-weight-complex="normal"/>
    </style:style>
    <style:style style:name="T57" style:family="text">
      <style:text-properties style:text-position="sub 58%" style:font-name="ArialMT" fo:font-size="10pt" style:font-size-asian="10pt"/>
    </style:style>
    <style:style style:name="T58" style:family="text">
      <style:text-properties style:text-position="sub 58%" style:font-name="ArialMT" fo:font-size="10pt" officeooo:rsid="00209912" style:font-size-asian="10pt"/>
    </style:style>
    <style:style style:name="T59" style:family="text">
      <style:text-properties style:text-position="sub 58%" style:font-name="Symbol" fo:font-size="10pt" style:font-size-asian="10pt"/>
    </style:style>
    <style:style style:name="T60" style:family="text">
      <style:text-properties style:text-position="sub 58%" fo:font-size="11pt" style:font-size-asian="11pt"/>
    </style:style>
    <style:style style:name="T61" style:family="text">
      <style:text-properties fo:color="#000000" loext:opacity="100%" style:text-position="0% 100%" style:font-name="Symbol" fo:language="es" fo:country="ES" fo:font-weight="bold" officeooo:rsid="002268eb" style:letter-kerning="true" style:font-weight-asian="normal" style:font-weight-complex="normal"/>
    </style:style>
    <style:style style:name="T62" style:family="text">
      <style:text-properties fo:color="#000000" loext:opacity="100%" style:text-position="0% 100%" style:font-name="Symbol" fo:language="es" fo:country="ES" officeooo:rsid="002268eb" style:letter-kerning="true"/>
    </style:style>
    <style:style style:name="T63" style:family="text">
      <style:text-properties fo:color="#000000" loext:opacity="100%" style:text-position="0% 100%" fo:font-size="10pt" fo:language="es" fo:country="ES" fo:font-weight="bold" officeooo:rsid="00209912" style:letter-kerning="true" style:font-size-asian="10pt" style:font-weight-asian="normal" style:font-weight-complex="normal"/>
    </style:style>
    <style:style style:name="T64" style:family="text">
      <style:text-properties fo:color="#000000" loext:opacity="100%" style:text-position="0% 100%" fo:font-size="10pt" fo:language="es" fo:country="ES" officeooo:rsid="00209912" style:letter-kerning="true" style:font-size-asian="10pt"/>
    </style:style>
    <style:style style:name="T65" style:family="text">
      <style:text-properties fo:color="#ff0066" loext:opacity="100%" style:text-position="0% 100%" style:font-name="Symbol" fo:language="es" fo:country="ES" fo:font-weight="bold" officeooo:rsid="002268eb" style:letter-kerning="true" style:font-weight-asian="normal" style:font-weight-complex="normal"/>
    </style:style>
    <style:style style:name="T66" style:family="text">
      <style:text-properties style:font-name="Symbol" fo:font-size="10pt" style:font-size-asian="10pt"/>
    </style:style>
    <style:style style:name="T67" style:family="text">
      <style:text-properties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 2:</text:p>
      <text:p text:style-name="P7"/>
      <text:p text:style-name="P1"><text:span text:style-name="T1">Banda</text:span><text:span text:style-name="T3">(codigoB, nombreBanda, genero_musical, año_creacion)</text:span></text:p>
      <text:p text:style-name="P1"><text:span text:style-name="T1">Integrante </text:span><text:span text:style-name="T3">(DNI, nombre, apellido,dirección,email, fecha_nacimiento,codigoB(fk))</text:span></text:p>
      <text:p text:style-name="P1"><text:span text:style-name="T1">Escenario</text:span><text:span text:style-name="T3">(nroEscenario, nombre _ escenario, ubicación,cubierto, m2, descripción)</text:span></text:p>
      <text:p text:style-name="P1"><text:span text:style-name="T1">Recital</text:span><text:span text:style-name="T3">(fecha,hora,nroEscenario, codigoB(fk) )</text:span></text:p>
      <text:p text:style-name="P8"/>
      <text:p text:style-name="P1"><text:span text:style-name="T3">1. </text:span><text:span text:style-name="T4">Listar datos personales de integrantes con apellido ‘Garcia’ o fecha de nacimiento anterior a 2005 que</text:span></text:p>
      <text:p text:style-name="P9">toquen en bandas de rock and roll.</text:p>
      <text:p text:style-name="P2"><text:span text:style-name="T24">P</text:span><text:span text:style-name="T45">DNI, nombre, apellido, dirección, email, fecha_nacimiento</text:span><text:span text:style-name="T16">((</text:span><text:span text:style-name="T15">σ</text:span><text:span text:style-name="T36">genero_musical=”rock and roll” </text:span><text:span text:style-name="T5">(Banda)) |x| (</text:span><text:span text:style-name="T15">σ</text:span><text:span text:style-name="T36">fecha_nacimiento&lt;01/01/2005 ^ apellido=”García”</text:span><text:span text:style-name="T16">(</text:span><text:span text:style-name="T5">Integrante)))</text:span></text:p>
      <text:p text:style-name="P9"/>
      <text:p text:style-name="P9"/>
      <text:p text:style-name="P1"><text:span text:style-name="T3">2. </text:span><text:span text:style-name="T4">Listar nombre de escenario, ubicación y descripción de escenarios que no tuvieron recitales durante</text:span></text:p>
      <text:p text:style-name="P10">2019.</text:p>
      <text:p text:style-name="P4"><text:span text:style-name="T24">P</text:span><text:span text:style-name="T44">nombre_escenario,ubicación, descripción</text:span><text:span text:style-name="T6">((</text:span><text:span text:style-name="T4">Escenario | x | Recital</text:span><text:span text:style-name="T6">) - </text:span><text:span text:style-name="T4">(Escenario | x | </text:span><text:span text:style-name="T15">σ</text:span><text:span text:style-name="T37">fecha&gt;31/12/2018 ^ fecha&lt;01/01/2020</text:span><text:span text:style-name="T17">(</text:span><text:span text:style-name="T4">Recital)</text:span><text:span text:style-name="T6">)</text:span></text:p>
      <text:p text:style-name="P10"/>
      <text:p text:style-name="P10"/>
      <text:p text:style-name="P10"/>
      <text:p text:style-name="P1"><text:span text:style-name="T3">3. </text:span><text:span text:style-name="T4">Listar nombre de escenario, ubicación y descripción de escenarios que tuvieron recitales con género</text:span></text:p>
      <text:p text:style-name="P9">musical rock and roll o tuvieron recitales durante 2020.</text:p>
      <text:p text:style-name="P14"/>
      <text:p text:style-name="P3"><text:span text:style-name="T24">P</text:span><text:span text:style-name="T44">nombre_escenario,ubicación, descripción</text:span><text:span text:style-name="T51">(</text:span><text:span text:style-name="T15">σ</text:span><text:span text:style-name="T38">(</text:span><text:span text:style-name="T37">fecha&gt;31/12/201</text:span><text:span text:style-name="T38">9</text:span><text:span text:style-name="T37"> ^ fecha&lt;01/01/202</text:span><text:span text:style-name="T38">1) v (</text:span><text:span text:style-name="T36">genero_musical=”rock and roll”</text:span><text:span text:style-name="T38">)</text:span><text:span text:style-name="T36"> </text:span><text:span text:style-name="T10">(Escenario |x| Recital |x| </text:span><text:span text:style-name="T7">Banda</text:span><text:span text:style-name="T8">)</text:span></text:p>
      <text:p text:style-name="P9"/>
      <text:p text:style-name="P9"/>
      <text:p text:style-name="P9"/>
      <text:p text:style-name="P1"><text:span text:style-name="T3">4. </text:span><text:span text:style-name="T4">Listar nombre, género musical y año de creación de bandas que hayan realizado recitales en</text:span></text:p>
      <text:p text:style-name="P9">escenarios cubiertos durante 2019 .// cubierto es true, false según corresponda</text:p>
      <text:p text:style-name="P9"/>
      <text:p text:style-name="P5"><text:span text:style-name="T24">P</text:span><text:span text:style-name="T57">nombre, género_musical,año_creación</text:span><text:span text:style-name="T4">( Banda |x| (</text:span><text:span text:style-name="T15">σ</text:span><text:span text:style-name="T37">fecha&gt;31/12/2018 ^ fecha&lt;01/01/2020 </text:span><text:span text:style-name="T14">(</text:span><text:span text:style-name="T4">Recital)) |x| (</text:span><text:span text:style-name="T15">σ</text:span><text:span text:style-name="T35">cubierto=true</text:span><text:span text:style-name="T14">(</text:span><text:span text:style-name="T4">Escenarios)))</text:span></text:p>
      <text:p text:style-name="P9"/>
      <text:p text:style-name="P9"/>
      <text:p text:style-name="P9"/>
      <text:p text:style-name="P9"/>
      <text:p text:style-name="P1"><text:span text:style-name="T3">5. </text:span><text:span text:style-name="T4">Listar DNI, nombre, apellido,dirección y email de integrantes nacidos entre 2000 y 2005 y que toquen</text:span></text:p>
      <text:p text:style-name="P9">en bandas con género pop que hayan tenido recitales durante 2020.</text:p>
      <text:p text:style-name="P5"/>
      <text:p text:style-name="P6"><text:span text:style-name="T25">P </text:span><text:span text:style-name="T49">nombre, apellido,dirección,email</text:span><text:span text:style-name="T28"> </text:span><text:span text:style-name="T27">(</text:span><text:span text:style-name="T19">σ</text:span><text:span text:style-name="T50">fecha_nacimiento&gt;</text:span><text:span text:style-name="T48">=01/01/2000 ^ fecha_nacimiento&lt;= 31/12/2005</text:span><text:span text:style-name="T29"> </text:span><text:span text:style-name="T27">(</text:span><text:span text:style-name="T2">Integrantes) |x| </text:span><text:span text:style-name="T19">σ</text:span><text:span text:style-name="T40">genero_musical=”</text:span><text:span text:style-name="T39">pop</text:span><text:span text:style-name="T40">” </text:span><text:span text:style-name="T11">(</text:span><text:span text:style-name="T2">Banda) |x| (</text:span><text:span text:style-name="T19">σ</text:span><text:span text:style-name="T41">fecha&gt;31/12/201</text:span><text:span text:style-name="T39">9</text:span><text:span text:style-name="T41"> ^ fecha&lt;01/01/202</text:span><text:span text:style-name="T39">1</text:span><text:span text:style-name="T18">(</text:span><text:span text:style-name="T2">Recital)))</text:span></text:p>
      <text:p text:style-name="P9"/>
      <text:p text:style-name="P9"/>
      <text:p text:style-name="P9"/>
      <text:p text:style-name="P1"><text:span text:style-name="T3">6. </text:span><text:span text:style-name="T4">Listar DNI, nombre, apellido,email de integrantes que hayan tocado en el escenario con nombre</text:span></text:p>
      <text:p text:style-name="P9">‘Gustavo Cerati’ y no hayan tocado en el escenario con nombre ‘Carlos Gardel’.</text:p>
      <text:p text:style-name="P9"/>
      <text:p text:style-name="P15"><text:span text:style-name="T21">TocaronEnCerati &lt;=</text:span><text:span text:style-name="T26">P </text:span><text:span text:style-name="T52">nombre, apellido,</text:span><text:span text:style-name="T53">DNI</text:span><text:span text:style-name="T52">,email</text:span><text:span text:style-name="T27">(</text:span><text:span text:style-name="T2">Integrantes</text:span><text:span text:style-name="T12"> |x| Banda |x|</text:span><text:span text:style-name="T2"> </text:span><text:span text:style-name="T12">Recital |x| </text:span><text:span text:style-name="T19">σ</text:span><text:span text:style-name="T42">nombre_</text:span><text:span text:style-name="T43">escenario</text:span><text:span text:style-name="T42">=”Gustavo Cerati” </text:span><text:span text:style-name="T21">(</text:span><text:span text:style-name="T12">Escenario))</text:span></text:p>
      <text:p text:style-name="P16"><text:span text:style-name="T12"/></text:p>
      <text:p text:style-name="P15"><text:span text:style-name="T21">NoTocaronEnGardel&lt;=</text:span><text:span text:style-name="T26">P </text:span><text:span text:style-name="T52">nombre, apellido,</text:span><text:span text:style-name="T53">DNI</text:span><text:span text:style-name="T52">,email</text:span><text:span text:style-name="T20">(</text:span><text:span text:style-name="T12">Integrantes) |x| Banda |x| Recital |x| </text:span><text:span text:style-name="T19">σ</text:span><text:span text:style-name="T42">nombre_</text:span><text:span text:style-name="T43">escenario</text:span><text:span text:style-name="T42"> </text:span><text:span text:style-name="T43">=</text:span><text:span text:style-name="T42"> “Carlos Gardel”</text:span><text:span text:style-name="T21">(</text:span><text:span text:style-name="T12">Escenario</text:span><text:span text:style-name="T13">)</text:span><text:span text:style-name="T12">)</text:span></text:p>
      <text:p text:style-name="P15"><text:span text:style-name="T12"/></text:p>
      <text:p text:style-name="P15"><text:span text:style-name="T21">(TocaronEnCerati </text:span><text:span text:style-name="T61">Ç</text:span><text:span text:style-name="T65"> </text:span><text:span text:style-name="T21">NoTocaronEnGardel)</text:span></text:p>
      <text:p text:style-name="P9"/>
      <text:p text:style-name="P9"/>
      <text:p text:style-name="P9"/>
      <text:p text:style-name="P9"/>
      <text:p text:style-name="P1"><text:soft-page-break/><text:span text:style-name="T3">7. </text:span><text:span text:style-name="T4">Modificar el año de creación de la banda de nombre ‘Ratones Paranoicos’ a: 1983.</text:span></text:p>
      <text:p text:style-name="P1"><text:span text:style-name="T4"/></text:p>
      <text:p text:style-name="P18"><text:span text:style-name="T66">d</text:span><text:span text:style-name="T58">nombreBanda</text:span><text:span text:style-name="T57"> </text:span><text:span text:style-name="T59">Ü</text:span><text:span text:style-name="T57"> </text:span><text:span text:style-name="T58">nombreBanda=”1983”</text:span><text:span text:style-name="T4"> </text:span><text:span text:style-name="T9">(</text:span><text:span text:style-name="T23">σ</text:span><text:span text:style-name="T46">nombre</text:span><text:span text:style-name="T47">Banda</text:span><text:span text:style-name="T46"> </text:span><text:span text:style-name="T47">=</text:span><text:span text:style-name="T46"> “</text:span><text:span text:style-name="T47">Ratones Paranoicos</text:span><text:span text:style-name="T46">”</text:span><text:span text:style-name="T4">( </text:span><text:span text:style-name="T9">Banda</text:span><text:span text:style-name="T4"> )</text:span><text:span text:style-name="T9">)</text:span></text:p>
      <text:p text:style-name="P9"/>
      <text:p text:style-name="P9"/>
      <text:p text:style-name="P1"><text:span text:style-name="T3">8. </text:span><text:span text:style-name="T4">Reportar nombre, género musical y año de creación de bandas que hayan realizado recitales durante</text:span></text:p>
      <text:p text:style-name="P9">2019, y además hayan tocado durante 2020.</text:p>
      <text:p text:style-name="P11"/>
      <text:p text:style-name="P11"><text:span text:style-name="T31">Tocaron2019 &lt;= </text:span><text:span text:style-name="T26">P </text:span><text:span text:style-name="T60">nombreBanda, genero_musical, año_creacion</text:span><text:span text:style-name="T67"> (</text:span>Banda |x| <text:span text:style-name="T22">σ</text:span><text:span text:style-name="T55">fecha&gt;</text:span><text:span text:style-name="T56">=01/01/</text:span><text:span text:style-name="T54">2019</text:span><text:span text:style-name="T56"> ^ fecha&lt;= 31/12/</text:span><text:span text:style-name="T54">2019</text:span>(Recitales))</text:p>
      <text:p text:style-name="P11"/>
      <text:p text:style-name="P11">Tocaron2020 &lt;= <text:span text:style-name="T26">P </text:span><text:span text:style-name="T60">nombreBanda, genero_musical, año_creacion</text:span><text:span text:style-name="T67"> (</text:span>Banda |x| <text:span text:style-name="T22">σ</text:span><text:span text:style-name="T55">fecha&gt;</text:span><text:span text:style-name="T56">=01/01/</text:span><text:span text:style-name="T54">2020</text:span><text:span text:style-name="T56"> ^ fecha&lt;= 31/12/</text:span><text:span text:style-name="T54">2020</text:span>(Recitales))</text:p>
      <text:p text:style-name="P9"/>
      <text:p text:style-name="P13"><text:span text:style-name="T33">(Tocaron2019</text:span><text:span text:style-name="T62">Ç</text:span><text:span text:style-name="T64">Tocaron2020)</text:span></text:p>
      <text:p text:style-name="P9"/>
      <text:p text:style-name="P1"><text:span text:style-name="T3">9. </text:span><text:span text:style-name="T4">Listar el cronograma de recitales del dia 04/12/2019. Se deberá listar: nombre de la banda que</text:span></text:p>
      <text:p text:style-name="P10">ejecutará el recital, fecha, hora, y el nombre y ubicación del escenario correspondiente.</text:p>
      <text:p text:style-name="P10"/>
      <text:p text:style-name="P12"><text:span text:style-name="T26">P </text:span><text:span text:style-name="T60">nombreBanda, fecha,hora, nombre _ escenario, ubicación</text:span>( Banda |x| <text:span text:style-name="T22">σ</text:span><text:span text:style-name="T55">fecha</text:span><text:span text:style-name="T56">=</text:span><text:span text:style-name="T54">04</text:span><text:span text:style-name="T56">/12/</text:span><text:span text:style-name="T54">2019 </text:span><text:span text:style-name="T34">(</text:span>Recital) |x| Escenario 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mt" svg:font-family="'Arial mt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21:04:55.750000000</meta:creation-date>
    <meta:generator>LibreOffice/7.2.1.2$Windows_X86_64 LibreOffice_project/87b77fad49947c1441b67c559c339af8f3517e22</meta:generator>
    <dc:date>2021-10-28T11:52:39.931000000</dc:date>
    <meta:editing-duration>PT30M54S</meta:editing-duration>
    <meta:editing-cycles>3</meta:editing-cycles>
    <meta:document-statistic meta:table-count="0" meta:image-count="0" meta:object-count="0" meta:page-count="2" meta:paragraph-count="35" meta:word-count="376" meta:character-count="3140" meta:non-whitespace-character-count="2799"/>
  </office:meta>
</office:document-meta>
</file>